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c230" officeooo:paragraph-rsid="000fd224"/>
    </style:style>
    <style:style style:name="P2" style:family="paragraph" style:parent-style-name="Standard">
      <style:text-properties officeooo:rsid="000ed2e1" officeooo:paragraph-rsid="000fd224"/>
    </style:style>
    <style:style style:name="P3" style:family="paragraph" style:parent-style-name="Standard">
      <style:text-properties officeooo:rsid="000ffe9c" officeooo:paragraph-rsid="000ffe9c"/>
    </style:style>
    <style:style style:name="P4" style:family="paragraph" style:parent-style-name="Standard">
      <style:text-properties officeooo:rsid="000ffe9c" officeooo:paragraph-rsid="0010125f"/>
    </style:style>
    <style:style style:name="P5" style:family="paragraph" style:parent-style-name="Standard">
      <style:text-properties officeooo:rsid="0010125f" officeooo:paragraph-rsid="000ffe9c"/>
    </style:style>
    <style:style style:name="P6" style:family="paragraph" style:parent-style-name="Standard">
      <style:text-properties officeooo:rsid="0010125f" officeooo:paragraph-rsid="0010125f"/>
    </style:style>
    <style:style style:name="T1" style:family="text">
      <style:text-properties officeooo:rsid="000fd224"/>
    </style:style>
    <style:style style:name="T2" style:family="text">
      <style:text-properties fo:font-style="italic" style:font-style-asian="italic" style:font-style-complex="italic"/>
    </style:style>
    <style:style style:name="T3" style:family="text">
      <style:text-properties fo:font-style="italic" officeooo:rsid="000fd224" style:font-style-asian="italic" style:font-style-complex="italic"/>
    </style:style>
    <style:style style:name="T4" style:family="text">
      <style:text-properties fo:font-style="italic" officeooo:rsid="000ffe9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fd224" style:font-style-asian="normal" style:font-style-complex="normal"/>
    </style:style>
    <style:style style:name="T7" style:family="text">
      <style:text-properties fo:font-style="normal" officeooo:rsid="000ffe9c" style:font-style-asian="normal" style:font-style-complex="normal"/>
    </style:style>
    <style:style style:name="T8" style:family="text">
      <style:text-properties fo:font-style="normal" officeooo:rsid="0010125f" style:font-style-asian="normal" style:font-style-complex="normal"/>
    </style:style>
    <style:style style:name="T9" style:family="text">
      <style:text-properties fo:font-style="normal" officeooo:rsid="001089e7"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ne approach to inductive transfer learning is to use instances from the source and target domain to determine the overlap of the underlying data distributions. <text:span text:style-name="T1">One approach to this is to define the </text:span><text:span text:style-name="T3">same-distribution</text:span><text:span text:style-name="T6"> as the distribution under which the target domain falls, and the </text:span><text:span text:style-name="T3">diff-distribution</text:span><text:span text:style-name="T6"> as the distribution under which the source domain falls. Again, one of the primary focuses of transfer learning is to avoid labeling target distribution examples. </text:span></text:p>
      <text:p text:style-name="P1"><text:span text:style-name="T6"/></text:p>
      <text:p text:style-name="P1"><text:span text:style-name="T6">TrAdaBoost takes the approach of requiring some labeled target distribution data, or </text:span><text:span text:style-name="T3">same-distribution</text:span><text:span text:style-name="T6"> data. The algorithms focus and goal is train on a large quantity of </text:span><text:span text:style-name="T3">diff-distribution </text:span><text:span text:style-name="T6">data that is supplemented with this small amount of </text:span><text:span text:style-name="T3">same-distribution </text:span><text:span text:style-name="T6">data. Logically, this can be thought of as an assumption that some of the </text:span><text:span text:style-name="T3">diff-distribution’s</text:span><text:span text:style-name="T6"> data will fall within the </text:span><text:span text:style-name="T3">same-distribution</text:span><text:span text:style-name="T6">. A specific approach can be taken to transfer this underlying knowledge from the source to target goals. </text:span><text:span text:style-name="T7">This is known as </text:span><text:span text:style-name="T4">Instance-Transfer.</text:span><text:span text:style-name="T7"> </text:span></text:p>
      <text:p text:style-name="P1"><text:span text:style-name="T7"/></text:p>
      <text:p text:style-name="P4"><text:span text:style-name="T5">One easy way to facilitate the learning of which examples from the </text:span><text:span text:style-name="T2">diff-distribution </text:span><text:span text:style-name="T5">is through weighting each example and allowing those examples weights to impact whether the learning. Ada</text:span><text:span text:style-name="T9">B</text:span><text:span text:style-name="T5">oost is very effective at iterativ</text:span><text:span text:style-name="T8">ely</text:span><text:span text:style-name="T5"> weighting the </text:span><text:span text:style-name="T8">training examples and determining which examples need to be considered more heavily than others. </text:span></text:p>
      <text:p text:style-name="P4"><text:span text:style-name="T8"/></text:p>
      <text:p text:style-name="P4"><text:span text:style-name="T8">This works by increasing the weight of an example if the example was predicted incorrectly by the classifier. When an example is predicted correctly, it is assumed that the example is learned and the model has fit to it. The weight is then decreased and the algorithm assigns a weight to this iteration of the classifier. Once the algorithm either achieves an error of 0 or hits a maximum iteration cap, this process is suspended. </text:span></text:p>
      <text:p text:style-name="P5"><text:span text:style-name="T5"/></text:p>
      <text:p text:style-name="P6"><text:span text:style-name="T5">TrAdaBoost operates in the same fashion except is updates the weights of the </text:span><text:span text:style-name="T2">same-distribution </text:span><text:span text:style-name="T5">and </text:span><text:span text:style-name="T2"><text:s/>diff-distribution</text:span><text:span text:style-name="T5"> differently. </text:span></text:p>
      <text:p text:style-name="P2"/>
      <text:p text:style-name="P2"/>
      <text:p text:style-name="P2"/>
      <text:p text:style-name="P3">How it works </text:p>
      <text:p text:style-name="P3"/>
      <text:p text:style-name="P3">Algorithm</text:p>
      <text:p text:style-name="P3"/>
      <text:p text:style-name="P3">Theory</text:p>
      <text:p text:style-name="P3"/>
      <text:p text:style-name="P3">Multisource</text:p>
      <text:p text:style-name="P3"/>
      <text:p text:style-name="P3">How it works </text:p>
      <text:p text:style-name="P3"/>
      <text:p text:style-name="P3">Algorithm</text:p>
      <text:p text:style-name="P3"/>
      <text:p text:style-name="P3">Theory</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7:07:55.855057908</meta:creation-date>
    <dc:date>2019-12-05T22:11:49.356415459</dc:date>
    <meta:editing-duration>PT13M12S</meta:editing-duration>
    <meta:editing-cycles>2</meta:editing-cycles>
    <meta:generator>LibreOffice/6.2.8.2$Linux_X86_64 LibreOffice_project/20$Build-2</meta:generator>
    <meta:document-statistic meta:table-count="0" meta:image-count="0" meta:object-count="0" meta:page-count="1" meta:paragraph-count="12" meta:word-count="304" meta:character-count="1970" meta:non-whitespace-character-count="1670"/>
  </office:meta>
</office:document-meta>
</file>